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3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0ff752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22270880" text:id="ct12227088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22139344" text:id="ct12213934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22591936" text:id="ct122591936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124203024" text:id="ct12420302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22379696" text:id="ct122379696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23746512" text:id="ct123746512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21507328" text:id="ct12150732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22169856" text:id="ct12216985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22034240" text:id="ct122034240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122169296" text:id="ct12216929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22264384" text:id="ct12226438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22296496" text:id="ct122296496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122302528" text:id="ct12230252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22379200" text:id="ct122379200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22171024" text:id="ct12217102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22150752" text:id="ct122150752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22271248" text:id="ct122271248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22347312" text:id="ct122347312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123577696" text:id="ct12357769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22129664" text:id="ct122129664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22270880"/>self.Title()<text:change-end text:change-id="ct12227088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22139344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(uids=itemUids, listTypes=['normal'], ordered=True)</text:p></office:annotation><text:change-start text:change-id="ct122591936"/>item.getItemNumber(relativeTo='meeting', <text:span text:style-name="T8">for_display=True</text:span>)<text:change-end text:change-id="ct122591936"/>. <text:change-start text:change-id="ct124203024"/>item.Title()<text:change-end text:change-id="ct124203024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<text:p text:style-name="P13"/>
        <text:p text:style-name="P15">Projet de délibération :</text:p>
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<text:p text:style-name="P7"/>
        <text:p text:style-name="P12"><text:span text:style-name="T4">Nombre d'annexes :</text:span> <text:change-start text:change-id="ct122379696"/><text:span text:style-name="T6">len(IAnnexable(item).getAnnexesToPrint())</text:span><text:change-end text:change-id="ct122379696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23746512"/>annex['title']<text:change-end text:change-id="ct123746512"/> (Point n°<text:change-start text:change-id="ct121507328"/>item.getItemNumber(<text:span text:style-name="T7">relativeTo='meeting'</text:span>)<text:change-end text:change-id="ct121507328"/>, Annexe <text:change-start text:change-id="ct122169856"/>annex['number']<text:change-end text:change-id="ct122169856"/>/<text:change-start text:change-id="ct122034240"/><text:span text:style-name="T5">len(IAnnexable(item).getAnnexesToPrint())</text:span><text:change-end text:change-id="ct122034240"/>, page <text:change-start text:change-id="ct122169296"/>image['number']<text:change-end text:change-id="ct122169296"/>/<text:change-start text:change-id="ct122264384"/>annex['number_of_images']<text:change-end text:change-id="ct122264384"/>)</text:p>
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21"><text:soft-page-break/><office:annotation><dc:date>2007-10-31T00:00:00</dc:date><text:p><text:span text:style-name="T13">do section- if self.getItems(uids=itemUids, list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<text:span text:style-name="T13">do table- for item in self.getItems(uids=itemUids, listTypes=['late'], ordered=True)</text:span></text:p></office:annotation><text:change-start text:change-id="ct122296496"/>item.getItemNumber(relativeTo='meeting', <text:span text:style-name="T8">for_display=True</text:span>)<text:change-end text:change-id="ct122296496"/>. <text:change-start text:change-id="ct122302528"/>item.Title()<text:change-end text:change-id="ct122302528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12"><text:span text:style-name="T4">Nombre d'annexes :</text:span> <text:change-start text:change-id="ct122379200"/><text:span text:style-name="T6">len(IAnnexable(item).getAnnexesToPrint())</text:span><text:change-end text:change-id="ct122379200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22171024"/>annex['title']<text:change-end text:change-id="ct122171024"/> (Point n°<text:change-start text:change-id="ct122150752"/>item.getItemNumber(<text:span text:style-name="T7">relativeTo='meeting'</text:span>)<text:change-end text:change-id="ct122150752"/>, Annexe <text:change-start text:change-id="ct122271248"/>annex['number']<text:change-end text:change-id="ct122271248"/>/<text:change-start text:change-id="ct122347312"/><text:span text:style-name="T5">len(IAnnexable(item).getAnnexesToPrint())</text:span><text:change-end text:change-id="ct122347312"/>, page <text:change-start text:change-id="ct123577696"/>image['number']<text:change-end text:change-id="ct123577696"/>/<text:change-start text:change-id="ct122129664"/>annex['number_of_images']<text:change-end text:change-id="ct122129664"/>)</text:p>
      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</text:span><text:span text:style-name="T10">17.94, 28</text:span><text:span text:style-name="T9">), </text:span><text:span text:style-name="T10">convertOptions=view.imageOrientation, format='image'</text:span><text:span text:style-name="T9">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37</meta:editing-cycles>
    <meta:editing-duration>PT2H13M49S</meta:editing-duration>
    <meta:initial-creator>Gauthier Bastien</meta:initial-creator>
    <dc:date>2016-03-21T13:47:07.991465399</dc:date>
    <meta:document-statistic meta:table-count="8" meta:image-count="0" meta:object-count="0" meta:page-count="6" meta:paragraph-count="25" meta:word-count="72" meta:character-count="882" meta:non-whitespace-character-count="829"/>
    <meta:user-defined meta:name="Info 1"/>
    <meta:user-defined meta:name="Info 2"/>
    <meta:user-defined meta:name="Info 3"/>
    <meta:user-defined meta:name="Info 4"/>
  </office:meta>
</office:document-meta>
</file>